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 table:number-rows-repeated="104829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21:11:27.37599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03:49:37.353999170</dc:date>
    <meta:editing-duration>P5DT20H2M21S</meta:editing-duration>
    <meta:editing-cycles>320</meta:editing-cycles>
    <meta:generator>LibreOffice/7.3.1.3$Linux_X86_64 LibreOffice_project/30$Build-3</meta:generator>
    <meta:document-statistic meta:table-count="1" meta:cell-count="1146" meta:object-count="0"/>
  </office:meta>
</office:document-meta>
</file>